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0c43e"/>
    </style:style>
    <style:style style:name="P3" style:family="paragraph" style:parent-style-name="Standard" style:list-style-name="L1">
      <style:text-properties officeooo:paragraph-rsid="0011ec8d"/>
    </style:style>
    <style:style style:name="P4" style:family="paragraph" style:parent-style-name="Standard" style:list-style-name="L4"/>
    <style:style style:name="P5" style:family="paragraph" style:parent-style-name="Standard" style:list-style-name="L4">
      <style:text-properties style:font-name="Liberation Serif" fo:font-weight="normal" style:font-weight-asian="normal" style:font-weight-complex="normal"/>
    </style:style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09ab5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0bf7b4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d0df5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9ab5d" style:font-weight-asian="bold" style:font-weight-complex="bold"/>
    </style:style>
    <style:style style:name="T1" style:family="text">
      <style:text-properties officeooo:rsid="0009ab5d"/>
    </style:style>
    <style:style style:name="T2" style:family="text">
      <style:text-properties officeooo:rsid="000b31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f7b4" style:font-weight-asian="bold" style:font-weight-complex="bold"/>
    </style:style>
    <style:style style:name="T5" style:family="text">
      <style:text-properties fo:font-weight="bold" officeooo:rsid="000d0df5" style:font-weight-asian="bold" style:font-weight-complex="bold"/>
    </style:style>
    <style:style style:name="T6" style:family="text">
      <style:text-properties fo:font-weight="bold" officeooo:rsid="0010c43e" style:font-weight-asian="bold" style:font-weight-complex="bold"/>
    </style:style>
    <style:style style:name="T7" style:family="text">
      <style:text-properties fo:font-weight="bold" officeooo:rsid="0011ec8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3156" style:font-weight-asian="normal" style:font-weight-complex="normal"/>
    </style:style>
    <style:style style:name="T10" style:family="text">
      <style:text-properties fo:font-weight="normal" officeooo:rsid="000bf7b4" style:font-weight-asian="normal" style:font-weight-complex="normal"/>
    </style:style>
    <style:style style:name="T11" style:family="text">
      <style:text-properties fo:font-weight="normal" officeooo:rsid="000cb773" style:font-weight-asian="normal" style:font-weight-complex="normal"/>
    </style:style>
    <style:style style:name="T12" style:family="text">
      <style:text-properties fo:font-weight="normal" officeooo:rsid="000d0df5" style:font-weight-asian="normal" style:font-weight-complex="normal"/>
    </style:style>
    <style:style style:name="T13" style:family="text">
      <style:text-properties fo:font-weight="normal" officeooo:rsid="000ff890" style:font-weight-asian="normal" style:font-weight-complex="normal"/>
    </style:style>
    <style:style style:name="T14" style:family="text">
      <style:text-properties fo:font-weight="normal" officeooo:rsid="0010c43e" style:font-weight-asian="normal" style:font-weight-complex="normal"/>
    </style:style>
    <style:style style:name="T15" style:family="text">
      <style:text-properties fo:font-weight="normal" officeooo:rsid="0011ec8d" style:font-weight-asian="normal" style:font-weight-complex="normal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officeooo:rsid="000d0df5"/>
    </style:style>
    <style:style style:name="T18" style:family="text">
      <style:text-properties officeooo:rsid="000ff890"/>
    </style:style>
    <style:style style:name="T19" style:family="text">
      <style:text-properties officeooo:rsid="0010c43e"/>
    </style:style>
    <style:style style:name="T20" style:family="text">
      <style:text-properties officeooo:rsid="0011ec8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9020801" text:style-name="L1">
        <text:list-header>
          <text:p text:style-name="P11"><text:span text:style-name="T1">1) </text:span>Сколько есть видов условных операторов? </text:p>
          <text:p text:style-name="P7"><text:span text:style-name="T2">Виды условных операто</text:span><text:span text:style-name="T9">ров в JS</text:span><text:span text:style-name="T10">:</text:span><text:span text:style-name="T8"> </text:span><text:span text:style-name="Strong_20_Emphasis"><text:span text:style-name="T8">if, if...else, else if…, </text:span></text:span><text:span text:style-name="T8">тернарный (</text:span><text:span text:style-name="Strong_20_Emphasis"><text:span text:style-name="T8">?:</text:span></text:span><text:span text:style-name="T8">), оператор выбора </text:span><text:span text:style-name="Strong_20_Emphasis"><text:span text:style-name="T8">switch.</text:span></text:span></text:p>
          <text:p text:style-name="P1"><text:span text:style-name="Strong_20_Emphasis"><text:span text:style-name="T3">2) Перепишите пример про определение времени суток через тернарный оператор</text:span></text:span></text:p>
        </text:list-header>
      </text:list>
      <text:list xml:id="list2395811564" text:style-name="L4">
        <text:list-header>
          <text:p text:style-name="P4"><text:span text:style-name="Source_20_Text"><text:span text:style-name="T16">let date = new Date();</text:span></text:span></text:p>
          <text:p text:style-name="P4"><text:span text:style-name="Source_20_Text"><text:span text:style-name="T16">let time = date.getHours();</text:span></text:span></text:p>
          <text:p text:style-name="P5"/>
          <text:p text:style-name="P4"><text:span text:style-name="Source_20_Text"><text:span text:style-name="T16">if (time &lt; 10) {</text:span></text:span></text:p>
          <text:p text:style-name="P4"><text:span text:style-name="Source_20_Text"><text:span text:style-name="T16"><text:s text:c="2"/>alert( "Доброе утро!" );</text:span></text:span></text:p>
          <text:p text:style-name="P4"><text:span text:style-name="Source_20_Text"><text:span text:style-name="T16">} else {</text:span></text:span></text:p>
          <text:p text:style-name="P4"><text:span text:style-name="Source_20_Text"><text:span text:style-name="T16"><text:s text:c="2"/>alert( "Добрый день!" );</text:span></text:span></text:p>
          <text:p text:style-name="P4"><text:span text:style-name="Source_20_Text"><text:span text:style-name="T16">}</text:span></text:span></text:p>
        </text:list-header>
      </text:list>
      <text:list xml:id="list212238789551042" text:continue-list="list2919020801" text:style-name="L1">
        <text:list-header>
          <text:p text:style-name="P1"><text:span text:style-name="Strong_20_Emphasis"><text:span text:style-name="T8">let greeting = (time &lt; 10) ? alert( "Доброе утро!" ) : alert( "Добрый день!" ); - </text:span></text:span><text:span text:style-name="Strong_20_Emphasis"><text:span text:style-name="T11">таким образмо создаем также переменную greeting</text:span></text:span></text:p>
          <text:p text:style-name="P1"><text:span text:style-name="Strong_20_Emphasis"><text:span text:style-name="T8"/></text:span></text:p>
          <text:p text:style-name="P8"><text:span text:style-name="Strong_20_Emphasis"><text:span text:style-name="T4">3) Выведется ли алерт</text:span></text:span><text:span text:style-name="Strong_20_Emphasis"><text:span text:style-name="T10"> - </text:span></text:span></text:p>
          <text:p text:style-name="P8"><text:span text:style-name="Strong_20_Emphasis"><text:span text:style-name="T10">if ("0") { </text:span></text:span></text:p>
          <text:p text:style-name="P8"><text:span text:style-name="Strong_20_Emphasis"><text:span text:style-name="T10">alert( 'Привет' ); </text:span></text:span></text:p>
          <text:p text:style-name="P8"><text:span text:style-name="Strong_20_Emphasis"><text:span text:style-name="T10">} ?</text:span></text:span></text:p>
          <text:p text:style-name="P8"><text:span text:style-name="Strong_20_Emphasis"><text:span text:style-name="T10">Да, выведется, так как “0” это </text:span></text:span><text:span text:style-name="Strong_20_Emphasis"><text:span text:style-name="T11">string, которая в себя включает значение (даже если это просто 0), и потому приравнивается к true. Если мы укажем просто if (0), то тогда алерт выведен не будет, тк 0 сам по себе приравнивается к false.</text:span></text:span></text:p>
          <text:p text:style-name="P8"><text:span text:style-name="Strong_20_Emphasis"><text:span text:style-name="T4">4) Чему будет равно условие (правда или ложь) в этих случаях, </text:span></text:span><text:span text:style-name="Strong_20_Emphasis"><text:span text:style-name="T10">если </text:span></text:span><text:span text:style-name="Strong_20_Emphasis"><text:span text:style-name="Source_20_Text"><text:span text:style-name="T10">x = 6</text:span></text:span></text:span><text:span text:style-name="Strong_20_Emphasis"><text:span text:style-name="T10"> and </text:span></text:span><text:span text:style-name="Strong_20_Emphasis"><text:span text:style-name="Source_20_Text"><text:span text:style-name="T10">y = 3</text:span></text:span></text:span><text:span text:style-name="Strong_20_Emphasis"><text:span text:style-name="T10">? </text:span></text:span></text:p>
        </text:list-header>
      </text:list>
      <text:list xml:id="list711978181" text:style-name="L3">
        <text:list-item>
          <text:list>
            <text:list-item>
              <text:p text:style-name="P10">(x &lt; 10 &amp;&amp; y &gt; 1) <text:span text:style-name="Emphasis">логическое И</text:span> <text:span text:style-name="T17">true</text:span></text:p>
            </text:list-item>
            <text:list-item>
              <text:p text:style-name="P10">(x == 5 || y == 5) <text:span text:style-name="Emphasis">логическое ИЛИ</text:span> <text:span text:style-name="T17">false</text:span></text:p>
            </text:list-item>
            <text:list-item>
              <text:p text:style-name="P6">!(x == y) <text:span text:style-name="Emphasis">логическое НЕ</text:span> <text:span text:style-name="T17">true</text:span></text:p>
            </text:list-item>
          </text:list>
        </text:list-item>
      </text:list>
      <text:list xml:id="list212239410638136" text:continue-list="list212238789551042" text:style-name="L1">
        <text:list-header>
          <text:p text:style-name="P9"><text:span text:style-name="Strong_20_Emphasis"><text:span text:style-name="T5">5) Назовите три способа назначения обработчиков событий</text:span></text:span><text:span text:style-name="Strong_20_Emphasis"><text:span text:style-name="T12">. Какой из них самый универсальный?</text:span></text:span></text:p>
          <text:p text:style-name="P9"><text:span text:style-name="Strong_20_Emphasis"><text:span text:style-name="T12">Это функции, которые срабатывают сразу после того, как произошло определенное событие:</text:span></text:span></text:p>
          <text:p text:style-name="P1"><text:span text:style-name="Strong_20_Emphasis"><text:span text:style-name="T8">- Обработчик, который мы прописываем прямо в разметке (onclick, onsubmit, onmouseover и тд)</text:span></text:span></text:p>
          <text:p text:style-name="P1"><text:span text:style-name="Strong_20_Emphasis"><text:span text:style-name="T8">- </text:span></text:span><text:span text:style-name="Strong_20_Emphasis"><text:span text:style-name="T13">Установка обработчика с помощью свойства DOM-элемента on&lt;event&gt;.</text:span></text:span></text:p>
          <text:p text:style-name="P1"><text:span text:style-name="Strong_20_Emphasis"><text:span text:style-name="T8">- </text:span></text:span><text:span text:style-name="Strong_20_Emphasis"><text:span text:style-name="T13">С помощью метода </text:span></text:span><text:span text:style-name="Strong_20_Emphasis"><text:span text:style-name="T8">addEventListener </text:span></text:span><text:span text:style-name="Strong_20_Emphasis"><text:span text:style-name="T13">мы можем добавить несколько обработчиков на одно событие</text:span></text:span><text:span text:style-name="Strong_20_Emphasis"><text:span text:style-name="T8"> </text:span></text:span><text:span text:style-name="Strong_20_Emphasis"><text:span text:style-name="T13">(а убрать можем с помощью </text:span></text:span><text:span text:style-name="Strong_20_Emphasis"><text:span text:style-name="T8">removeEventListener</text:span></text:span><text:span text:style-name="Strong_20_Emphasis"><text:span text:style-name="T13">). Он и является универсальным.</text:span></text:span></text:p>
          <text:p text:style-name="P1"><text:span text:style-name="Strong_20_Emphasis">6) Корректна ли такая запись? button.onclick = hello();</text:span></text:p>
          <text:p text:style-name="P2"><text:span text:style-name="Strong_20_Emphasis"><text:span text:style-name="T14">Такой вид написания вызовет ошибку, так как он попытается вызвать функцию, которая не опеределена. Если мы хотим эту функцию присвоить событию, то тогда стоит написать button.onclick = hello;</text:span></text:span></text:p>
          <text:p text:style-name="P2"><text:span text:style-name="Strong_20_Emphasis"><text:span text:style-name="T6">7) Какие есть события у клавиатуры?</text:span></text:span></text:p>
          <text:p text:style-name="P2"><text:span text:style-name="Strong_20_Emphasis"><text:span text:style-name="T14">keydown, keypress, keyup</text:span></text:span></text:p>
          <text:p text:style-name="P2"><text:span text:style-name="Strong_20_Emphasis"><text:span text:style-name="T6">8) Что такое объект события и какие у него могут быть свойства?</text:span></text:span></text:p>
          <text:p text:style-name="P3"><text:span text:style-name="Strong_20_Emphasis"><text:span text:style-name="T14">Это подробности события, которые понадобятся для улучшения качества и точности его обработки. Его свойствами могут быть координаты курсо</text:span></text:span><text:span text:style-name="Strong_20_Emphasis"><text:span text:style-name="T15">р</text:span></text:span><text:span text:style-name="Strong_20_Emphasis"><text:span text:style-name="T14">а во время </text:span></text:span><text:span text:style-name="Strong_20_Emphasis"><text:span text:style-name="T15">того, как событие произошло</text:span></text:span><text:span text:style-name="Strong_20_Emphasis"><text:span text:style-name="T14">, </text:span></text:span><text:span text:style-name="Strong_20_Emphasis"><text:span text:style-name="T15">тип события, информация о нажатых клавишах, элемент, на котором событие произошло, тд.</text:span></text:span></text:p>
          <text:p text:style-name="P3"><text:span text:style-name="Strong_20_Emphasis"><text:span text:style-name="T7">9) <text:s/>Самостоятельно разберитесь, какие бывают операторы сравнения?</text:span></text:span></text:p>
          <text:p text:style-name="P3"><text:span text:style-name="Strong_20_Emphasis"><text:span text:style-name="T15">Напишите сюда как выглядят сравнение "равно" ==, </text:span></text:span></text:p>
          <text:p text:style-name="P3"><text:span text:style-name="Strong_20_Emphasis"><text:span text:style-name="T15">"не равно" !=,</text:span></text:span></text:p>
          <text:p text:style-name="P3"><text:span text:style-name="Strong_20_Emphasis"><text:span text:style-name="T15"><text:s/>"больше чем" &gt;.</text:span></text:span></text:p>
          <text:p text:style-name="P3"><text:span text:style-name="Strong_20_Emphasis"><text:span text:style-name="T15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41cm" fo:margin-right="1.51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9:50:05.744216276</meta:creation-date>
    <dc:date>2021-02-07T21:22:38.100498594</dc:date>
    <meta:editing-duration>PT38S</meta:editing-duration>
    <meta:editing-cycles>1</meta:editing-cycles>
    <meta:document-statistic meta:table-count="0" meta:image-count="0" meta:object-count="0" meta:page-count="1" meta:paragraph-count="37" meta:word-count="389" meta:character-count="2251" meta:non-whitespace-character-count="1915"/>
    <meta:generator>LibreOffice/6.4.6.2$Linux_X86_64 LibreOffice_project/40$Build-2</meta:generator>
  </office:meta>
</office:document-meta>
</file>